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200000002E5F96847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officeooo:rsid="000f4102" officeooo:paragraph-rsid="000f4102"/>
    </style:style>
    <style:style style:name="P2" style:family="paragraph" style:parent-style-name="Standard">
      <style:text-properties fo:language="en" fo:country="US" fo:font-weight="bold" officeooo:rsid="000f4102" officeooo:paragraph-rsid="000f4102" style:font-weight-asian="bold" style:font-weight-complex="bold"/>
    </style:style>
    <style:style style:name="P3" style:family="paragraph" style:parent-style-name="Standard">
      <style:text-properties fo:language="en" fo:country="US" fo:font-weight="bold" officeooo:rsid="00112c1b" officeooo:paragraph-rsid="00112c1b" style:font-weight-asian="bold" style:font-weight-complex="bold"/>
    </style:style>
    <style:style style:name="P4" style:family="paragraph" style:parent-style-name="Standard">
      <style:paragraph-properties fo:text-align="center" style:justify-single-word="false"/>
      <style:text-properties fo:language="en" fo:country="US" fo:font-weight="bold" officeooo:rsid="00112c1b" officeooo:paragraph-rsid="00112c1b" style:font-weight-asian="bold" style:font-weight-complex="bold"/>
    </style:style>
    <style:style style:name="P5" style:family="paragraph" style:parent-style-name="Standard">
      <style:text-properties fo:language="en" fo:country="US" fo:font-weight="bold" officeooo:rsid="00112c1b" officeooo:paragraph-rsid="00113a08" style:font-weight-asian="bold" style:font-weight-complex="bold"/>
    </style:style>
    <style:style style:name="P6" style:family="paragraph" style:parent-style-name="Standard">
      <style:text-properties fo:language="en" fo:country="US" officeooo:rsid="00112c1b" officeooo:paragraph-rsid="00112c1b"/>
    </style:style>
    <style:style style:name="P7" style:family="paragraph" style:parent-style-name="Standard">
      <style:text-properties fo:language="en" fo:country="US" officeooo:rsid="00112c1b" officeooo:paragraph-rsid="00113a08"/>
    </style:style>
    <style:style style:name="P8" style:family="paragraph" style:parent-style-name="Standard">
      <style:text-properties fo:language="en" fo:country="US" officeooo:paragraph-rsid="00112c1b"/>
    </style:style>
    <style:style style:name="P9" style:family="paragraph" style:parent-style-name="Standard">
      <style:text-properties fo:language="en" fo:country="US" officeooo:rsid="00113a08" officeooo:paragraph-rsid="00113a08"/>
    </style:style>
    <style:style style:name="P10" style:family="paragraph" style:parent-style-name="Standard">
      <style:text-properties style:font-name="Ubuntu" fo:font-size="12pt" fo:language="en" fo:country="US" officeooo:rsid="00113a08" officeooo:paragraph-rsid="00113a08" style:font-size-asian="12pt" style:font-size-complex="12pt"/>
    </style:style>
    <style:style style:name="P11" style:family="paragraph" style:parent-style-name="Standard">
      <style:text-properties style:font-name="Ubuntu" fo:font-size="12pt" fo:language="en" fo:country="US" officeooo:rsid="00120156" officeooo:paragraph-rsid="00120156" style:font-size-asian="12pt" style:font-size-complex="12pt"/>
    </style:style>
    <style:style style:name="P12" style:family="paragraph" style:parent-style-name="Standard">
      <style:text-properties style:font-name="Ubuntu" fo:font-size="12pt" fo:language="en" fo:country="US" officeooo:rsid="00120156" officeooo:paragraph-rsid="0014eb6d" style:font-size-asian="12pt" style:font-size-complex="12pt"/>
    </style:style>
    <style:style style:name="T1" style:family="text">
      <style:text-properties officeooo:rsid="00112c1b"/>
    </style:style>
    <style:style style:name="T2" style:family="text">
      <style:text-properties fo:font-weight="bold" officeooo:rsid="00112c1b"/>
    </style:style>
    <style:style style:name="T3" style:family="text">
      <style:text-properties style:text-position="33% 80%" fo:font-weight="bold"/>
    </style:style>
    <style:style style:name="T4" style:family="text">
      <style:text-properties officeooo:rsid="00113a08"/>
    </style:style>
    <style:style style:name="T5" style:family="text">
      <style:text-properties officeooo:rsid="00120156"/>
    </style:style>
    <style:style style:name="T6" style:family="text">
      <style:text-properties officeooo:rsid="0014eb6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cution environment: </text:p>
      <text:p text:style-name="P1">The Program is compiled and executed in Supermuc. It is compiled in Fat Island and then the job is submitted to the Thin Island. The parameters are specified in the the file job.cmd <text:s/>as follow:</text:p>
      <text:p text:style-name="P1"/>
      <text:p text:style-name="P1">#@ job_type = MPICH</text:p>
      <text:p text:style-name="P1">#@ class = test</text:p>
      <text:p text:style-name="P1">#@ node = 1</text:p>
      <text:p text:style-name="P1">### schedule the job to 2 to 4 islands</text:p>
      <text:p text:style-name="P1">#@ island_count=1, 1</text:p>
      <text:p text:style-name="P1">#@ total_tasks= 16</text:p>
      <text:p text:style-name="P1">## other example</text:p>
      <text:p text:style-name="P1">##@ tasks_per_node = 16</text:p>
      <text:p text:style-name="P1">#@ wall_clock_limit = 0:30:00</text:p>
      <text:p text:style-name="P1">## <text:s text:c="19"/>0 h 30 min 0 secs</text:p>
      <text:p text:style-name="P1">#@ job_name = fire</text:p>
      <text:p text:style-name="P1">#@ network.MPI = sn_all,not_shared,us</text:p>
      <text:p text:style-name="P1"/>
      <text:p text:style-name="P1">Since we know the job will be finished very soon, so we always specify the class as test. <text:s/>Since we are doing single core optimization and measurement, it is reasonable to run the job only in one node. <text:s/></text:p>
      <text:p text:style-name="P1"/>
      <text:p text:style-name="P3">Formulas</text:p>
      <text:p text:style-name="P6">During the measurement we used the tool PAPI. In order to measure cache miss rate for both L2 and L3 level, we use <text:s/>counters PAPI_L2_TCM and PAPI_L3_TCM to measure cache misses and counters PAPI_L2_DCA and PAPI_L3_DCA to measure data cache accesses. The formula to calculate cache miss rate is: </text:p>
      <text:p text:style-name="P6"/>
      <text:p text:style-name="P4">cache miss rate = number of cache misses/ number of total cache accesses</text:p>
      <text:p text:style-name="P6"/>
      <text:p text:style-name="P8"><text:span text:style-name="T2">FLOPS</text:span><text:span text:style-name="T1"> stands for </text:span><text:span text:style-name="T2">FL</text:span><text:span text:style-name="T1">oating-point </text:span><text:span text:style-name="T2">O</text:span><text:span text:style-name="T1">perations </text:span><text:span text:style-name="T2">P</text:span><text:span text:style-name="T1">er </text:span><text:span text:style-name="T2">S</text:span><text:span text:style-name="T1">econd. Mflops is </text:span>10<text:span text:style-name="T3">6</text:span> FLOPS. </text:p>
      <text:p text:style-name="P6">Theoretically we can compute the FLOPS by using </text:p>
      <text:p text:style-name="P6"><draw:frame draw:style-name="fr1" draw:name="Bild1" text:anchor-type="paragraph" svg:x="3.658cm" svg:y="0cm" svg:width="7.62cm" svg:height="1.217cm" draw:z-index="0"><draw:image xlink:href="Pictures/10000201000001200000002E5F968473.png" xlink:type="simple" xlink:show="embed" xlink:actuate="onLoad"/></draw:frame></text:p>
      <text:p text:style-name="P1"/>
      <text:p text:style-name="P1"/>
      <text:p text:style-name="P7">But by using function <text:span text:style-name="T4">PAPI_flops from </text:span>PAPI, <text:span text:style-name="T4">we can directly get the Mflops. We also adopt this value directly as our flops in the test. </text:span></text:p>
      <text:p text:style-name="P7"/>
      <text:p text:style-name="P5"><text:span text:style-name="T4">1.3 effect of the vectorization on the computation phase:</text:span></text:p>
      <text:p text:style-name="P9"/>
      <text:p text:style-name="P10">The use of the Intel SSE instruction set, which is an extension to the x86 architecture, is called vectorization. <text:s/><text:span text:style-name="T5">Vectorization <text:s/>try to utilize the full length of register in order to proceed more data for the same instruction in one cycle. For the loops or similar structures it will reduce the execution time. <text:s/>By default SSE2 supports the 128-bit SIMD floating-point register. <text:s/>If we turn on the compiler flag -O2 or -O3, compiler will also try to vectorize the code with SSE2 instructions. </text:span></text:p>
      <text:p text:style-name="P10"/>
      <text:p text:style-name="P12">In Sandy Bridge Processors we have 256-<text:span text:style-name="T6">b</text:span>it <text:span text:style-name="T6">SIMD floating-point</text:span> register<text:span text:style-name="T6">s</text:span>, and it supports AVX (Advanced Vector Extensions). They could proceed even more data for the same instruction at one cycle. By specifying -no-vec and -xhost under Linux we tell compiler explicitly that we are now using AVX. </text:p>
      <text:p text:style-name="P11"/>
      <text:p text:style-name="P11"><text:s/><text:span text:style-name="T6">By turning on the -no-vec flag we enforce the compiler not to vectorize the code. By </text:span><text:soft-page-break/><text:span text:style-name="T6">executing cojack.dat we need 11.7 seconds. While using -vec </text:span></text:p>
      <text:p text:style-name="P10"/>
      <text:p text:style-name="P1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30T01:10:03.636589022</meta:creation-date>
    <dc:date>2014-10-30T02:25:22.010061328</dc:date>
    <meta:editing-duration>PT1H2M19S</meta:editing-duration>
    <meta:editing-cycles>5</meta:editing-cycles>
    <meta:generator>LibreOffice/4.2.6.3$Linux_x86 LibreOffice_project/420m0$Build-3</meta:generator>
    <meta:document-statistic meta:table-count="0" meta:image-count="1" meta:object-count="0" meta:page-count="2" meta:paragraph-count="26" meta:word-count="399" meta:character-count="2345" meta:non-whitespace-character-count="1921"/>
  </office:meta>
</office:document-meta>
</file>